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5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6093" officeooo:paragraph-rsid="0018ec8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c6093" officeooo:paragraph-rsid="001c6128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ed5b" officeooo:paragraph-rsid="001c6128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AGENZIE(<text:span text:style-name="T4">Nome);</text:span></text:p>
      <text:p text:style-name="P6"/>
      <text:p text:style-name="P6">SATELLITI(<text:span text:style-name="T4">Nome</text:span>, DataInizioMissione, DataFineMissione*);</text:p>
      <text:p text:style-name="P6"/>
      <text:p text:style-name="P6">PARTECIPAZIONE_MISSIONE(<text:span text:style-name="T4">Agenzia</text:span>, <text:span text:style-name="T4">Satellite</text:span>) con vincolo di integrità referenziale tra Agenzia e AGENZIE, Satellite e SATELLITI;</text:p>
      <text:p text:style-name="P7"/>
      <text:p text:style-name="P7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7"/>
      <text:p text:style-name="P7"><text:span text:style-name="T9">MAPPE_STELLARI(</text:span><text:span text:style-name="T5">Nome</text:span><text:span text:style-name="T9">)</text:span> ;</text:p>
      <text:p text:style-name="P8"/>
      <text:p text:style-name="P8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8"/>
      <text:p text:style-name="P8">BANDE(<text:span text:style-name="T4">IDBanda</text:span>, Risoluzione, LunghezzaSpettrale);</text:p>
      <text:p text:style-name="P8"/>
      <text:p text:style-name="P8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9"/>
      <text:p text:style-name="P9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0"/>
      <text:p text:style-name="P11">ELLISSE(<text:span text:style-name="T4">Clump</text:span>, <text:span text:style-name="T4">Banda</text:span>, AsseX, AsseY, AngoloRotazione) <text:span text:style-name="T3">con vincolo di integrità referenziale tra </text:span></text:p>
      <text:p text:style-name="P11"/>
      <text:p text:style-name="P11">Clump<text:span text:style-name="T3"> e </text:span>CLUMP<text:span text:style-name="T12">S, </text:span>Banda <text:span text:style-name="T3">e </text:span>BANDE;</text:p>
      <text:p text:style-name="P10"/>
      <text:p text:style-name="P12">SORGENTI(<text:span text:style-name="T6">IDSorgente</text:span><text:span text:style-name="T11">, Tipo, SorgenteConfrontata*</text:span>); <text:s/><text:span text:style-name="T3">con vincolo di integrità referenziale tra SorgenteConfrontata e SORGENTI</text:span></text:p>
      <text:p text:style-name="P15"/>
      <text:p text:style-name="P14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4">SORGENTI<text:span text:style-name="T3">, </text:span>Clump<text:span text:style-name="T3"> e </text:span>CLUMPS;</text:p>
      <text:p text:style-name="P13"/>
      <text:p text:style-name="P13">CLUMPS(<text:span text:style-name="T4">IDClump</text:span>, DensitàDiSuperficie, LongitudineGalattica, LatitudineGalattica, RapportoTBM, <text:s/>Massa, Tipo, <text:span text:style-name="T13">MappaHigal</text:span>) <text:span text:style-name="T3">con vincolo di integrità referenziale tra MappaHigal e MAPPA_STELLARE</text:span>;</text:p>
      <text:p text:style-name="P16"/>
      <text:p text:style-name="P4"><text:span text:style-name="T4">---</text:span><text:span text:style-name="T6">Reificazione generalizzazione SORGENTE_GIOVANE e SORGENTE_COMPLETAMENTE_FORMATA </text:span><text:span text:style-name="T7">dell’entità SORGENTE </text:span><text:span text:style-name="T6">nell’attributo Tipo di SORGENTI</text:span><text:span text:style-name="T4">---</text:span></text:p>
      <text:p text:style-name="P5"><text:span text:style-name="T4">---</text:span><text:span text:style-name="T6">Reificazione generalizzazione </text:span><text:span text:style-name="T7">totale</text:span><text:span text:style-name="T6"> </text:span><text:span text:style-name="T7">SCONOSCIUTO, PRE-STELLARE</text:span><text:span text:style-name="T6"> e </text:span><text:span text:style-name="T7">PROTO-STELLARE dell’entità CLUMP</text:span><text:span text:style-name="T6"> nell’attributo Tipo di </text:span><text:span text:style-name="T7">CLUMPS</text:span><text:span text:style-name="T4">---</text:span></text:p>
      <text:p text:style-name="P4"><text:span text:style-name="T4">---</text:span><text:span text:style-name="T7">RapportoTBM = TemperaturaBolomtrica/Massa</text:span><text:span text:style-name="T4">---</text:span></text:p>
      <text:p text:style-name="P16">***Durata massima missione satellite ricavata da DataFineMissione-DataInizioMissione***</text:p>
      <text:p text:style-name="P4"><text:span text:style-name="T4">***</text:span><text:span text:style-name="T5">In FLUSSI o è presente la chiave di SORGENTI o è presente la chiave di CLUMP </text:span><text:span text:style-name="T4">***</text:span></text:p>
      <text:p text:style-name="P4"><text:span text:style-name="T4">***</text:span><text:span text:style-name="T8">Abbiamo lasciato MappaHigal come attributo perché la memoria occupata non è eccessiva</text:span><text:span text:style-name="T4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4-15T17:32:05.029875025</dc:date>
    <meta:editing-duration>PT3H11M30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1" meta:character-count="2013" meta:non-whitespace-character-count="1809"/>
  </office:meta>
</office:document-meta>
</file>